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苗栗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5637" calcext:value-type="float">
            <text:p>95,637</text:p>
          </table:table-cell>
          <table:table-cell table:style-name="ce3" office:value-type="float" office:value="91798" calcext:value-type="float">
            <text:p>91,798</text:p>
          </table:table-cell>
          <table:table-cell table:style-name="ce3" office:value-type="float" office:value="131230" calcext:value-type="float">
            <text:p>131,230</text:p>
          </table:table-cell>
          <table:table-cell table:style-name="ce3" office:value-type="float" office:value="318665" calcext:value-type="float">
            <text:p>318,665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320991" calcext:value-type="float">
            <text:p>320,9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995" calcext:value-type="float">
            <text:p>320,995</text:p>
          </table:table-cell>
          <table:table-cell table:style-name="ce3" office:value-type="float" office:value="126772" calcext:value-type="float">
            <text:p>126,772</text:p>
          </table:table-cell>
          <table:table-cell table:style-name="ce3" office:value-type="float" office:value="447767" calcext:value-type="float">
            <text:p>447,767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/>
          <table:table-cell table:style-name="ce3" office:value-type="float" office:value="17423" calcext:value-type="float">
            <text:p>17,423</text:p>
          </table:table-cell>
          <table:table-cell table:style-name="ce3" office:value-type="float" office:value="16412" calcext:value-type="float">
            <text:p>16,412</text:p>
          </table:table-cell>
          <table:table-cell table:style-name="ce3" office:value-type="float" office:value="17405" calcext:value-type="float">
            <text:p>17,405</text:p>
          </table:table-cell>
          <table:table-cell table:style-name="ce3" office:value-type="float" office:value="51240" calcext:value-type="float">
            <text:p>51,24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1602" calcext:value-type="float">
            <text:p>51,6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04" calcext:value-type="float">
            <text:p>51,604</text:p>
          </table:table-cell>
          <table:table-cell table:style-name="ce3" office:value-type="float" office:value="19226" calcext:value-type="float">
            <text:p>19,226</text:p>
          </table:table-cell>
          <table:table-cell table:style-name="ce3" office:value-type="float" office:value="70830" calcext:value-type="float">
            <text:p>70,830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863" calcext:value-type="float">
            <text:p>1,863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93" calcext:value-type="float">
            <text:p>3,293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704" calcext:value-type="float">
            <text:p>2,704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3917" calcext:value-type="float">
            <text:p>3,9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37" calcext:value-type="float">
            <text:p>3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7" calcext:value-type="float">
            <text:p>3,93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148" calcext:value-type="float">
            <text:p>5,148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465" calcext:value-type="float">
            <text:p>3,465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303" calcext:value-type="float">
            <text:p>3,303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6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966" calcext:value-type="float">
            <text:p>1,966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901" calcext:value-type="float">
            <text:p>4,901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185" calcext:value-type="float">
            <text:p>3,185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74" calcext:value-type="float">
            <text:p>3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4" calcext:value-type="float">
            <text:p>3,074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246" calcext:value-type="float">
            <text:p>4,246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83" calcext:value-type="float">
            <text:p>2,183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8" calcext:value-type="float">
            <text:p>3,848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5465" calcext:value-type="float">
            <text:p>5,465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/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3210" calcext:value-type="float">
            <text:p>3,210</text:p>
          </table:table-cell>
          <table:table-cell table:style-name="ce3" office:value-type="float" office:value="7143" calcext:value-type="float">
            <text:p>7,1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16" calcext:value-type="float">
            <text:p>7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6" calcext:value-type="float">
            <text:p>7,216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0259" calcext:value-type="float">
            <text:p>10,259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0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169" calcext:value-type="float">
            <text:p>3,169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55" calcext:value-type="float">
            <text:p>455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7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/>
          <table:table-cell table:style-name="ce3" office:value-type="float" office:value="5588" calcext:value-type="float">
            <text:p>5,588</text:p>
          </table:table-cell>
          <table:table-cell table:style-name="ce3" office:value-type="float" office:value="6938" calcext:value-type="float">
            <text:p>6,938</text:p>
          </table:table-cell>
          <table:table-cell table:style-name="ce3" office:value-type="float" office:value="7334" calcext:value-type="float">
            <text:p>7,334</text:p>
          </table:table-cell>
          <table:table-cell table:style-name="ce3" office:value-type="float" office:value="19860" calcext:value-type="float">
            <text:p>19,86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9241" calcext:value-type="float">
            <text:p>9,241</text:p>
          </table:table-cell>
          <table:table-cell table:style-name="ce3" office:value-type="float" office:value="29270" calcext:value-type="float">
            <text:p>29,270</text:p>
          </table:table-cell>
          <table:table-cell table:style-name="ce4" office:value-type="string" calcext:value-type="string">
            <text:p>68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174" calcext:value-type="float">
            <text:p>4,174</text:p>
          </table:table-cell>
          <table:table-cell table:style-name="ce4" office:value-type="string" calcext:value-type="string">
            <text:p>69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66" calcext:value-type="float">
            <text:p>2,566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67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5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6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3.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/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5772" calcext:value-type="float">
            <text:p>5,772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7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9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9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/>
          <table:table-cell table:style-name="ce3" office:value-type="float" office:value="4918" calcext:value-type="float">
            <text:p>4,918</text:p>
          </table:table-cell>
          <table:table-cell table:style-name="ce3" office:value-type="float" office:value="7730" calcext:value-type="float">
            <text:p>7,730</text:p>
          </table:table-cell>
          <table:table-cell table:style-name="ce3" office:value-type="float" office:value="6490" calcext:value-type="float">
            <text:p>6,490</text:p>
          </table:table-cell>
          <table:table-cell table:style-name="ce3" office:value-type="float" office:value="19138" calcext:value-type="float">
            <text:p>19,13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284" calcext:value-type="float">
            <text:p>19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4" calcext:value-type="float">
            <text:p>19,284</text:p>
          </table:table-cell>
          <table:table-cell table:style-name="ce3" office:value-type="float" office:value="8175" calcext:value-type="float">
            <text:p>8,175</text:p>
          </table:table-cell>
          <table:table-cell table:style-name="ce3" office:value-type="float" office:value="27459" calcext:value-type="float">
            <text:p>27,459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29" calcext:value-type="float">
            <text:p>1,729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12" calcext:value-type="float">
            <text:p>1,912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1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510" calcext:value-type="float">
            <text:p>2,510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6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6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6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/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5015" calcext:value-type="float">
            <text:p>5,015</text:p>
          </table:table-cell>
          <table:table-cell table:style-name="ce3" office:value-type="float" office:value="10124" calcext:value-type="float">
            <text:p>10,12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03" calcext:value-type="float">
            <text:p>10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3" calcext:value-type="float">
            <text:p>10,203</text:p>
          </table:table-cell>
          <table:table-cell table:style-name="ce3" office:value-type="float" office:value="4068" calcext:value-type="float">
            <text:p>4,068</text:p>
          </table:table-cell>
          <table:table-cell table:style-name="ce3" office:value-type="float" office:value="14271" calcext:value-type="float">
            <text:p>14,271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117" calcext:value-type="float">
            <text:p>4,117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06" calcext:value-type="float">
            <text:p>3,006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/>
          <table:table-cell table:style-name="ce3" office:value-type="float" office:value="7806" calcext:value-type="float">
            <text:p>7,806</text:p>
          </table:table-cell>
          <table:table-cell table:style-name="ce3" office:value-type="float" office:value="11191" calcext:value-type="float">
            <text:p>11,191</text:p>
          </table:table-cell>
          <table:table-cell table:style-name="ce3" office:value-type="float" office:value="7827" calcext:value-type="float">
            <text:p>7,827</text:p>
          </table:table-cell>
          <table:table-cell table:style-name="ce3" office:value-type="float" office:value="26824" calcext:value-type="float">
            <text:p>26,82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018" calcext:value-type="float">
            <text:p>27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18" calcext:value-type="float">
            <text:p>27,018</text:p>
          </table:table-cell>
          <table:table-cell table:style-name="ce3" office:value-type="float" office:value="10380" calcext:value-type="float">
            <text:p>10,380</text:p>
          </table:table-cell>
          <table:table-cell table:style-name="ce3" office:value-type="float" office:value="37398" calcext:value-type="float">
            <text:p>37,398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085" calcext:value-type="float">
            <text:p>2,085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2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075" calcext:value-type="float">
            <text:p>2,075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931" calcext:value-type="float">
            <text:p>3,931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67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79" calcext:value-type="float">
            <text:p>2,379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76" calcext:value-type="float">
            <text:p>1,876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/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9356" calcext:value-type="float">
            <text:p>9,3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428" calcext:value-type="float">
            <text:p>9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8" calcext:value-type="float">
            <text:p>9,428</text:p>
          </table:table-cell>
          <table:table-cell table:style-name="ce3" office:value-type="float" office:value="3363" calcext:value-type="float">
            <text:p>3,363</text:p>
          </table:table-cell>
          <table:table-cell table:style-name="ce3" office:value-type="float" office:value="12791" calcext:value-type="float">
            <text:p>12,791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/>
          <table:table-cell table:style-name="ce3" office:value-type="float" office:value="21203" calcext:value-type="float">
            <text:p>21,203</text:p>
          </table:table-cell>
          <table:table-cell table:style-name="ce3" office:value-type="float" office:value="14640" calcext:value-type="float">
            <text:p>14,640</text:p>
          </table:table-cell>
          <table:table-cell table:style-name="ce3" office:value-type="float" office:value="25488" calcext:value-type="float">
            <text:p>25,488</text:p>
          </table:table-cell>
          <table:table-cell table:style-name="ce3" office:value-type="float" office:value="61331" calcext:value-type="float">
            <text:p>61,33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1747" calcext:value-type="float">
            <text:p>61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47" calcext:value-type="float">
            <text:p>61,747</text:p>
          </table:table-cell>
          <table:table-cell table:style-name="ce3" office:value-type="float" office:value="23857" calcext:value-type="float">
            <text:p>23,857</text:p>
          </table:table-cell>
          <table:table-cell table:style-name="ce3" office:value-type="float" office:value="85604" calcext:value-type="float">
            <text:p>85,604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6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721" calcext:value-type="float">
            <text:p>2,721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31" calcext:value-type="float">
            <text:p>3,631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483" calcext:value-type="float">
            <text:p>4,483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12" calcext:value-type="float">
            <text:p>2,512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992" calcext:value-type="float">
            <text:p>2,992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14" calcext:value-type="float">
            <text:p>1,914</text:p>
          </table:table-cell>
          <table:table-cell table:style-name="ce4" office:value-type="string" calcext:value-type="string">
            <text:p>6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5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6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26" calcext:value-type="float">
            <text:p>2,426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017" calcext:value-type="float">
            <text:p>4,017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37" calcext:value-type="float">
            <text:p>3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7" calcext:value-type="float">
            <text:p>3,637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776" calcext:value-type="float">
            <text:p>4,776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07" calcext:value-type="float">
            <text:p>2,507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584" calcext:value-type="float">
            <text:p>3,584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35" calcext:value-type="float">
            <text:p>3,335</text:p>
          </table:table-cell>
          <table:table-cell table:style-name="ce4" office:value-type="string" calcext:value-type="string">
            <text:p>72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308" calcext:value-type="float">
            <text:p>3,308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507" calcext:value-type="float">
            <text:p>3,507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26" calcext:value-type="float">
            <text:p>2,026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293" calcext:value-type="float">
            <text:p>2,293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4880" calcext:value-type="float">
            <text:p>4,880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941" calcext:value-type="float">
            <text:p>3,941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02" calcext:value-type="float">
            <text:p>2,402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/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318" calcext:value-type="float">
            <text:p>5,318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23" calcext:value-type="float">
            <text:p>2,023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/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5122" calcext:value-type="float">
            <text:p>5,1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2682" calcext:value-type="float">
            <text:p>2,682</text:p>
          </table:table-cell>
          <table:table-cell table:style-name="ce3" office:value-type="float" office:value="7836" calcext:value-type="float">
            <text:p>7,836</text:p>
          </table:table-cell>
          <table:table-cell table:style-name="ce4" office:value-type="string" calcext:value-type="string">
            <text:p>6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8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5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58.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/>
          <table:table-cell table:style-name="ce3" office:value-type="float" office:value="15517" calcext:value-type="float">
            <text:p>15,517</text:p>
          </table:table-cell>
          <table:table-cell table:style-name="ce3" office:value-type="float" office:value="12117" calcext:value-type="float">
            <text:p>12,117</text:p>
          </table:table-cell>
          <table:table-cell table:style-name="ce3" office:value-type="float" office:value="24617" calcext:value-type="float">
            <text:p>24,617</text:p>
          </table:table-cell>
          <table:table-cell table:style-name="ce3" office:value-type="float" office:value="52251" calcext:value-type="float">
            <text:p>52,25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2618" calcext:value-type="float">
            <text:p>52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18" calcext:value-type="float">
            <text:p>52,618</text:p>
          </table:table-cell>
          <table:table-cell table:style-name="ce3" office:value-type="float" office:value="19363" calcext:value-type="float">
            <text:p>19,363</text:p>
          </table:table-cell>
          <table:table-cell table:style-name="ce3" office:value-type="float" office:value="71981" calcext:value-type="float">
            <text:p>71,981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25" calcext:value-type="float">
            <text:p>3,125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441" calcext:value-type="float">
            <text:p>3,441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146" calcext:value-type="float">
            <text:p>2,146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71" calcext:value-type="float">
            <text:p>3,471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31" calcext:value-type="float">
            <text:p>3,131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378" calcext:value-type="float">
            <text:p>2,378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78" calcext:value-type="float">
            <text:p>2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8" calcext:value-type="float">
            <text:p>2,77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695" calcext:value-type="float">
            <text:p>3,695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66" calcext:value-type="float">
            <text:p>3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6" calcext:value-type="float">
            <text:p>3,666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919" calcext:value-type="float">
            <text:p>4,919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283" calcext:value-type="float">
            <text:p>3,283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084" calcext:value-type="float">
            <text:p>4,084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465" calcext:value-type="float">
            <text:p>3,465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695" calcext:value-type="float">
            <text:p>2,695</text:p>
          </table:table-cell>
          <table:table-cell table:style-name="ce4" office:value-type="string" calcext:value-type="string">
            <text:p>7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935" calcext:value-type="float">
            <text:p>3,935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258" calcext:value-type="float">
            <text:p>5,258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272" calcext:value-type="float">
            <text:p>4,272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41" calcext:value-type="float">
            <text:p>1,841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/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6327" calcext:value-type="float">
            <text:p>6,32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386" calcext:value-type="float">
            <text:p>6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6" calcext:value-type="float">
            <text:p>6,386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8734" calcext:value-type="float">
            <text:p>8,734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/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/>
          <table:table-cell table:style-name="ce3" office:value-type="float" office:value="5753" calcext:value-type="float">
            <text:p>5,753</text:p>
          </table:table-cell>
          <table:table-cell table:style-name="ce3" office:value-type="float" office:value="4801" calcext:value-type="float">
            <text:p>4,801</text:p>
          </table:table-cell>
          <table:table-cell table:style-name="ce3" office:value-type="float" office:value="8523" calcext:value-type="float">
            <text:p>8,523</text:p>
          </table:table-cell>
          <table:table-cell table:style-name="ce3" office:value-type="float" office:value="19077" calcext:value-type="float">
            <text:p>19,07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9197" calcext:value-type="float">
            <text:p>19,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99" calcext:value-type="float">
            <text:p>19,199</text:p>
          </table:table-cell>
          <table:table-cell table:style-name="ce3" office:value-type="float" office:value="7609" calcext:value-type="float">
            <text:p>7,609</text:p>
          </table:table-cell>
          <table:table-cell table:style-name="ce3" office:value-type="float" office:value="26808" calcext:value-type="float">
            <text:p>26,808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282" calcext:value-type="float">
            <text:p>2,282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31" calcext:value-type="float">
            <text:p>3,331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82" calcext:value-type="float">
            <text:p>2,282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number-columns-repeated="2" table:style-name="ce3" office:value-type="float" office:value="170" calcext:value-type="float">
            <text:p>17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51" calcext:value-type="float">
            <text:p>1,951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147" calcext:value-type="float">
            <text:p>2,147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6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/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7696" calcext:value-type="float">
            <text:p>7,69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760" calcext:value-type="float">
            <text:p>7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0" calcext:value-type="float">
            <text:p>7,760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11427" calcext:value-type="float">
            <text:p>11,427</text:p>
          </table:table-cell>
          <table:table-cell table:style-name="ce4" office:value-type="string" calcext:value-type="string">
            <text:p>6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6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8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/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825" calcext:value-type="float">
            <text:p>4,825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6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68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6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/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3681" calcext:value-type="float">
            <text:p>3,681</text:p>
          </table:table-cell>
          <table:table-cell table:style-name="ce3" office:value-type="float" office:value="3524" calcext:value-type="float">
            <text:p>3,524</text:p>
          </table:table-cell>
          <table:table-cell table:style-name="ce3" office:value-type="float" office:value="9433" calcext:value-type="float">
            <text:p>9,4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490" calcext:value-type="float">
            <text:p>9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0" calcext:value-type="float">
            <text:p>9,490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13414" calcext:value-type="float">
            <text:p>13,414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61" calcext:value-type="float">
            <text:p>1,761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95" calcext:value-type="float">
            <text:p>1,895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24" calcext:value-type="float">
            <text:p>1,624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62.35</text:p>
          </table:table-cell>
          <table:table-cell table:number-columns-repeated="1011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" style:display-name="PageStyle_苗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6</meta:creation-date>
    <meta:initial-creator>Apache POI</meta:initial-creator>
    <meta:generator>LibreOffice/6.0.7.3$Linux_X86_64 LibreOffice_project/00m0$Build-3</meta:generator>
    <meta:document-statistic meta:table-count="1" meta:cell-count="3543" meta:object-count="0"/>
  </office:meta>
</office:document-meta>
</file>